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22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74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27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4.081cm" svg:y="1.252cm">
          <draw:text-box>
            <text:p>T1</text:p>
          </draw:text-box>
        </draw:frame>
        <draw:frame draw:style-name="gr7" draw:text-style-name="P2" draw:layer="layout" svg:width="1.277cm" svg:height="0.962cm" svg:x="4.081cm" svg:y="2.335cm">
          <draw:text-box>
            <text:p>A3</text:p>
          </draw:text-box>
        </draw:frame>
        <draw:frame draw:style-name="gr7" draw:text-style-name="P2" draw:layer="layout" svg:width="1.277cm" svg:height="0.962cm" svg:x="6.858cm" svg:y="1.481cm">
          <draw:text-box>
            <text:p>A1</text:p>
          </draw:text-box>
        </draw:frame>
        <draw:frame draw:style-name="gr8" draw:text-style-name="P2" draw:layer="layout" svg:width="1.349cm" svg:height="0.962cm" svg:x="6.926cm" svg:y="2.335cm">
          <draw:text-box>
            <text:p>T2</text:p>
          </draw:text-box>
        </draw:frame>
        <draw:frame draw:style-name="gr8" draw:text-style-name="P2" draw:layer="layout" svg:width="1.349cm" svg:height="0.962cm" svg:x="10.042cm" svg:y="1.387cm">
          <draw:text-box>
            <text:p>G1</text:p>
          </draw:text-box>
        </draw:frame>
        <draw:frame draw:style-name="gr9" draw:text-style-name="P2" draw:layer="layout" svg:width="1.311cm" svg:height="0.962cm" svg:x="10.042cm" svg:y="2.4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5.503cm" svg:y1="3.69cm" svg:x2="6.248cm" svg:y2="3.69cm">
          <text:p/>
        </draw:line>
        <draw:line draw:style-name="gr10" draw:text-style-name="P1" draw:layer="layout" svg:x1="8.484cm" svg:y1="3.69cm" svg:x2="9.365cm" svg:y2="3.69cm">
          <text:p/>
        </draw:line>
        <draw:frame draw:style-name="gr11" draw:text-style-name="P2" draw:layer="layout" svg:width="1.522cm" svg:height="0.962cm" svg:x="3.945cm" svg:y="0.193cm">
          <draw:text-box>
            <text:p>sp2</text:p>
          </draw:text-box>
        </draw:frame>
        <draw:frame draw:style-name="gr12" draw:text-style-name="P2" draw:layer="layout" svg:width="1.874cm" svg:height="0.962cm" svg:x="10.042cm" svg:y="3.352cm">
          <draw:text-box>
            <text:p>sp10</text:p>
          </draw:text-box>
        </draw:frame>
        <draw:frame draw:style-name="gr11" draw:text-style-name="P2" draw:layer="layout" svg:width="1.522cm" svg:height="0.962cm" svg:x="6.994cm" svg:y="3.377cm">
          <draw:text-box>
            <text:p>sp9</text:p>
          </draw:text-box>
        </draw:frame>
        <draw:frame draw:style-name="gr11" draw:text-style-name="P2" draw:layer="layout" svg:width="1.522cm" svg:height="0.962cm" svg:x="3.877cm" svg:y="3.284cm">
          <draw:text-box>
            <text:p>sp8</text:p>
          </draw:text-box>
        </draw:frame>
        <draw:frame draw:style-name="gr11" draw:text-style-name="P2" draw:layer="layout" svg:width="1.522cm" svg:height="0.962cm" svg:x="9.974cm" svg:y="0.235cm">
          <draw:text-box>
            <text:p>sp4</text:p>
          </draw:text-box>
        </draw:frame>
        <draw:frame draw:style-name="gr11" draw:text-style-name="P2" draw:layer="layout" svg:width="1.522cm" svg:height="0.962cm" svg:x="6.858cm" svg:y="0.168cm">
          <draw:text-box>
            <text:p>s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1.033cm" svg:y="1.284cm">
          <draw:text-box>
            <text:p>C1</text:p>
          </draw:text-box>
        </draw:frame>
        <draw:frame draw:style-name="gr8" draw:text-style-name="P2" draw:layer="layout" svg:width="1.349cm" svg:height="0.962cm" svg:x="1.033cm" svg:y="2.3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22cm" svg:height="0.962cm" svg:x="0.897cm" svg:y="0.225cm">
          <draw:text-box>
            <text:p>sp1</text:p>
          </draw:text-box>
        </draw:frame>
        <draw:frame draw:style-name="gr11" draw:text-style-name="P2" draw:layer="layout" svg:width="1.522cm" svg:height="0.962cm" svg:x="0.829cm" svg:y="3.316cm">
          <draw:text-box>
            <text:p>s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958cm" svg:y="1.442cm">
          <draw:text-box>
            <text:p>A2</text:p>
          </draw:text-box>
        </draw:frame>
        <draw:frame draw:style-name="gr8" draw:text-style-name="P2" draw:layer="layout" svg:width="1.349cm" svg:height="0.962cm" svg:x="13.026cm" svg:y="2.296cm">
          <draw:text-box>
            <text:p>G3</text:p>
          </draw:text-box>
        </draw:frame>
        <draw:frame draw:style-name="gr8" draw:text-style-name="P2" draw:layer="layout" svg:width="1.349cm" svg:height="0.962cm" svg:x="16.142cm" svg:y="1.348cm">
          <draw:text-box>
            <text:p>C2</text:p>
          </draw:text-box>
        </draw:frame>
        <draw:frame draw:style-name="gr8" draw:text-style-name="P2" draw:layer="layout" svg:width="1.349cm" svg:height="0.962cm" svg:x="16.142cm" svg:y="2.3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874cm" svg:height="0.962cm" svg:x="16.142cm" svg:y="3.313cm">
          <draw:text-box>
            <text:p>sp12</text:p>
          </draw:text-box>
        </draw:frame>
        <draw:frame draw:style-name="gr13" draw:text-style-name="P2" draw:layer="layout" svg:width="1.827cm" svg:height="0.962cm" svg:x="13.094cm" svg:y="3.338cm">
          <draw:text-box>
            <text:p>sp11</text:p>
          </draw:text-box>
        </draw:frame>
        <draw:frame draw:style-name="gr11" draw:text-style-name="P2" draw:layer="layout" svg:width="1.522cm" svg:height="0.962cm" svg:x="16.074cm" svg:y="0.196cm">
          <draw:text-box>
            <text:p>sp6</text:p>
          </draw:text-box>
        </draw:frame>
        <draw:frame draw:style-name="gr11" draw:text-style-name="P2" draw:layer="layout" svg:width="1.522cm" svg:height="0.962cm" svg:x="12.958cm" svg:y="0.129cm">
          <draw:text-box>
            <text:p>s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custom-shape draw:style-name="gr5" draw:text-style-name="P1" draw:layer="layout" svg:width="0.677cm" svg:height="0.609cm" svg:x="8.2cm" svg:y="1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1.383cm" svg:height="0.962cm" svg:x="8.023cm" svg:y="1.138cm">
          <draw:text-box>
            <text:p>Me</text:p>
          </draw:text-box>
        </draw:frame>
        <draw:line draw:style-name="gr15" draw:text-style-name="P1" draw:layer="layout" svg:x1="7.5cm" svg:y1="1.7cm" svg:x2="8.2cm" svg:y2="1.6cm">
          <text:p/>
        </draw:line>
        <draw:custom-shape draw:style-name="gr2" draw:text-style-name="P1" draw:layer="layout" svg:width="2.235cm" svg:height="0.881cm" svg:x="4.9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2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.455cm" svg:height="0.962cm" svg:x="5.245cm" svg:y="4.4cm">
          <draw:text-box>
            <text:p>MS</text:p>
          </draw:text-box>
        </draw:frame>
        <draw:frame draw:style-name="gr16" draw:text-style-name="P2" draw:layer="layout" svg:width="1.383cm" svg:height="0.962cm" svg:x="8.217cm" svg:y="4.4cm">
          <draw:text-box>
            <text:p>ML</text:p>
          </draw:text-box>
        </draw:frame>
        <draw:frame draw:style-name="gr16" draw:text-style-name="P2" draw:layer="layout" svg:width="1.488cm" svg:height="0.962cm" svg:x="11.6cm" svg:y="4.338cm">
          <draw:text-box>
            <text:p>MH</text:p>
          </draw:text-box>
        </draw:frame>
        <draw:frame draw:style-name="gr16" draw:text-style-name="P2" draw:layer="layout" svg:width="1.416cm" svg:height="0.962cm" svg:x="14.884cm" svg:y="4.438cm">
          <draw:text-box>
            <text:p>U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4-10T21:12:52.942391064</dc:date>
    <meta:editing-duration>P6DT1H24M53S</meta:editing-duration>
    <meta:editing-cycles>27</meta:editing-cycles>
    <meta:generator>LibreOffice/6.0.7.3$Linux_X86_64 LibreOffice_project/00m0$Build-3</meta:generator>
    <meta:document-statistic meta:object-count="88"/>
  </office:meta>
</office:document-meta>
</file>